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he "TYPE" functions allows you to find out the data type of a piece of data.</text:p>
      <text:p text:style-name="Preformatted_20_Text"/>
      <text:p text:style-name="Preformatted_20_Text">type whatever you want to know waht the data type of that.</text:p>
      <text:p text:style-name="Preformatted_20_Text">Ex. type("variabel_name")</text:p>
      <text:p text:style-name="Preformatted_20_Text"/>
      <text:p text:style-name="Preformatted_20_Text">ex_1 = False</text:p>
      <text:p text:style-name="Preformatted_20_Text">ex_2 = 24</text:p>
      <text:p text:style-name="Preformatted_20_Text">ex_3 = 4.1426</text:p>
      <text:p text:style-name="Preformatted_20_Text"/>
      <text:p text:style-name="Preformatted_20_Text">print(type(ex_1))</text:p>
      <text:p text:style-name="Preformatted_20_Text">print(type(ex_2))</text:p>
      <text:p text:style-name="Preformatted_20_Text">print(type(ex_3))</text:p>
      <text:p text:style-name="Preformatted_20_Text"/>
      <text:p text:style-name="Preformatted_20_Text">OUTPUT:-</text:p>
      <text:p text:style-name="Preformatted_20_Text">&lt;class 'bool'&gt;</text:p>
      <text:p text:style-name="Preformatted_20_Text">&lt;class 'int'&gt;</text:p>
      <text:p text:style-name="Preformatted_20_Text">&lt;class 'float'&gt;</text:p>
      <text:p text:style-name="Preformatted_20_Text"/>
      <text:p text:style-name="Preformatted_20_Text"/>
      <text:p text:style-name="Preformatted_20_Text"/>
      <text:p text:style-name="Preformatted_20_Text">STRING Functios converts whatever is put between () into "STRING".</text:p>
      <text:p text:style-name="Preformatted_20_Text">str()</text:p>
      <text:p text:style-name="Preformatted_20_Text"/>
      <text:p text:style-name="Preformatted_20_Text">ex_1 = str(False)</text:p>
      <text:p text:style-name="Preformatted_20_Text">ex_2 = str(24)</text:p>
      <text:p text:style-name="Preformatted_20_Text">ex_3 = str(4.1426)</text:p>
      <text:p text:style-name="Preformatted_20_Text"/>
      <text:p text:style-name="Preformatted_20_Text">print(type(ex_1))</text:p>
      <text:p text:style-name="Preformatted_20_Text">print(type(ex_2))</text:p>
      <text:p text:style-name="Preformatted_20_Text">print(type(ex_3))</text:p>
      <text:p text:style-name="Preformatted_20_Text"/>
      <text:p text:style-name="Preformatted_20_Text">OUTPUT:-</text:p>
      <text:p text:style-name="Preformatted_20_Text"/>
      <text:p text:style-name="Preformatted_20_Text">&lt;class 'str'&gt;</text:p>
      <text:p text:style-name="Preformatted_20_Text">&lt;class 'str'&gt;</text:p>
      <text:p text:style-name="Preformatted_20_Text">&lt;class 'str'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1" meta:paragraph-count="25" meta:word-count="79" meta:character-count="513" meta:non-whitespace-character-count="459"/>
    <meta:generator>LibreOffice/6.4.7.2$Linux_X86_64 LibreOffice_project/40$Build-2</meta:generator>
  </office:meta>
</office:document-meta>
</file>